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ndom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0" calcext:value-type="float">
            <text:p>1230</text:p>
          </table:table-cell>
          <table:table-cell office:value-type="float" office:value="565" calcext:value-type="float">
            <text:p>565</text:p>
          </table:table-cell>
          <table:table-cell office:value-type="float" office:value="30.45" calcext:value-type="float">
            <text:p>30.45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477" calcext:value-type="float">
            <text:p>477</text:p>
          </table:table-cell>
          <table:table-cell office:value-type="float" office:value="25.088" calcext:value-type="float">
            <text:p>25.088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61" calcext:value-type="float">
            <text:p>361</text:p>
          </table:table-cell>
          <table:table-cell office:value-type="float" office:value="50.562" calcext:value-type="float">
            <text:p>50.562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362" calcext:value-type="float">
            <text:p>362</text:p>
          </table:table-cell>
          <table:table-cell office:value-type="float" office:value="151.325" calcext:value-type="float">
            <text:p>151.3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94" calcext:value-type="float">
            <text:p>8594</text:p>
          </table:table-cell>
          <table:table-cell office:value-type="float" office:value="4047" calcext:value-type="float">
            <text:p>404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853" calcext:value-type="float">
            <text:p>4853</text:p>
          </table:table-cell>
          <table:table-cell office:value-type="float" office:value="3854" calcext:value-type="float">
            <text:p>3854</text:p>
          </table:table-cell>
          <table:table-cell office:value-type="float" office:value="139.9" calcext:value-type="float">
            <text:p>139.9</text:p>
          </table:table-cell>
          <table:table-cell/>
          <table:table-cell office:value-type="float" office:value="5847" calcext:value-type="float">
            <text:p>5847</text:p>
          </table:table-cell>
          <table:table-cell office:value-type="float" office:value="2645" calcext:value-type="float">
            <text:p>2645</text:p>
          </table:table-cell>
          <table:table-cell office:value-type="float" office:value="149.3" calcext:value-type="float">
            <text:p>149.3</text:p>
          </table:table-cell>
          <table:table-cell/>
          <table:table-cell office:value-type="float" office:value="12173" calcext:value-type="float">
            <text:p>12173</text:p>
          </table:table-cell>
          <table:table-cell office:value-type="float" office:value="3588" calcext:value-type="float">
            <text:p>3588</text:p>
          </table:table-cell>
          <table:table-cell office:value-type="float" office:value="1305.952" calcext:value-type="float">
            <text:p>1305.9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072" calcext:value-type="float">
            <text:p>19072</text:p>
          </table:table-cell>
          <table:table-cell office:value-type="float" office:value="9036" calcext:value-type="float">
            <text:p>9036</text:p>
          </table:table-cell>
          <table:table-cell office:value-type="float" office:value="3192.705" calcext:value-type="float">
            <text:p>3192.705</text:p>
          </table:table-cell>
          <table:table-cell/>
          <table:table-cell office:value-type="float" office:value="10704" calcext:value-type="float">
            <text:p>10704</text:p>
          </table:table-cell>
          <table:table-cell office:value-type="float" office:value="8705" calcext:value-type="float">
            <text:p>8705</text:p>
          </table:table-cell>
          <table:table-cell office:value-type="float" office:value="4920.632" calcext:value-type="float">
            <text:p>4920.632</text:p>
          </table:table-cell>
          <table:table-cell/>
          <table:table-cell office:value-type="float" office:value="12812" calcext:value-type="float">
            <text:p>12812</text:p>
          </table:table-cell>
          <table:table-cell office:value-type="float" office:value="5868" calcext:value-type="float">
            <text:p>5868</text:p>
          </table:table-cell>
          <table:table-cell office:value-type="float" office:value="6362.509" calcext:value-type="float">
            <text:p>6362.509</text:p>
          </table:table-cell>
          <table:table-cell/>
          <table:table-cell office:value-type="float" office:value="27406" calcext:value-type="float">
            <text:p>27406</text:p>
          </table:table-cell>
          <table:table-cell office:value-type="float" office:value="8211" calcext:value-type="float">
            <text:p>8211</text:p>
          </table:table-cell>
          <table:table-cell office:value-type="float" office:value="5038.082" calcext:value-type="float">
            <text:p>5038.0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376" calcext:value-type="float">
            <text:p>42376</text:p>
          </table:table-cell>
          <table:table-cell office:value-type="float" office:value="20188" calcext:value-type="float">
            <text:p>20188</text:p>
          </table:table-cell>
          <table:table-cell office:value-type="float" office:value="672.139" calcext:value-type="float">
            <text:p>672.139</text:p>
          </table:table-cell>
          <table:table-cell/>
          <table:table-cell office:value-type="float" office:value="23435" calcext:value-type="float">
            <text:p>23435</text:p>
          </table:table-cell>
          <table:table-cell office:value-type="float" office:value="19436" calcext:value-type="float">
            <text:p>19436</text:p>
          </table:table-cell>
          <table:table-cell office:value-type="float" office:value="2123.34" calcext:value-type="float">
            <text:p>2123.34</text:p>
          </table:table-cell>
          <table:table-cell/>
          <table:table-cell office:value-type="float" office:value="28580" calcext:value-type="float">
            <text:p>28580</text:p>
          </table:table-cell>
          <table:table-cell office:value-type="float" office:value="13099" calcext:value-type="float">
            <text:p>13099</text:p>
          </table:table-cell>
          <table:table-cell office:value-type="float" office:value="5045.77" calcext:value-type="float">
            <text:p>5045.77</text:p>
          </table:table-cell>
          <table:table-cell/>
          <table:table-cell office:value-type="float" office:value="60929" calcext:value-type="float">
            <text:p>60929</text:p>
          </table:table-cell>
          <table:table-cell office:value-type="float" office:value="18457" calcext:value-type="float">
            <text:p>18457</text:p>
          </table:table-cell>
          <table:table-cell office:value-type="float" office:value="4522.581" calcext:value-type="float">
            <text:p>4522.58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9290" calcext:value-type="float">
            <text:p>119290</text:p>
          </table:table-cell>
          <table:table-cell office:value-type="float" office:value="57145" calcext:value-type="float">
            <text:p>57145</text:p>
          </table:table-cell>
          <table:table-cell office:value-type="float" office:value="1762.353" calcext:value-type="float">
            <text:p>1762.353</text:p>
          </table:table-cell>
          <table:table-cell/>
          <table:table-cell office:value-type="float" office:value="65159" calcext:value-type="float">
            <text:p>65159</text:p>
          </table:table-cell>
          <table:table-cell office:value-type="float" office:value="55160" calcext:value-type="float">
            <text:p>55160</text:p>
          </table:table-cell>
          <table:table-cell office:value-type="float" office:value="1724.265" calcext:value-type="float">
            <text:p>1724.265</text:p>
          </table:table-cell>
          <table:table-cell/>
          <table:table-cell office:value-type="float" office:value="79937" calcext:value-type="float">
            <text:p>79937</text:p>
          </table:table-cell>
          <table:table-cell office:value-type="float" office:value="36933" calcext:value-type="float">
            <text:p>36933</text:p>
          </table:table-cell>
          <table:table-cell office:value-type="float" office:value="2229.991" calcext:value-type="float">
            <text:p>2229.991</text:p>
          </table:table-cell>
          <table:table-cell/>
          <table:table-cell office:value-type="float" office:value="178595" calcext:value-type="float">
            <text:p>178595</text:p>
          </table:table-cell>
          <table:table-cell office:value-type="float" office:value="54313" calcext:value-type="float">
            <text:p>54313</text:p>
          </table:table-cell>
          <table:table-cell office:value-type="float" office:value="10770.491" calcext:value-type="float">
            <text:p>10770.49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8176" calcext:value-type="float">
            <text:p>258176</text:p>
          </table:table-cell>
          <table:table-cell office:value-type="float" office:value="124088" calcext:value-type="float">
            <text:p>124088</text:p>
          </table:table-cell>
          <table:table-cell office:value-type="float" office:value="3656.518" calcext:value-type="float">
            <text:p>3656.518</text:p>
          </table:table-cell>
          <table:table-cell/>
          <table:table-cell office:value-type="float" office:value="140482" calcext:value-type="float">
            <text:p>140482</text:p>
          </table:table-cell>
          <table:table-cell office:value-type="float" office:value="120483" calcext:value-type="float">
            <text:p>120483</text:p>
          </table:table-cell>
          <table:table-cell office:value-type="float" office:value="3701.005" calcext:value-type="float">
            <text:p>3701.005</text:p>
          </table:table-cell>
          <table:table-cell/>
          <table:table-cell office:value-type="float" office:value="169589" calcext:value-type="float">
            <text:p>169589</text:p>
          </table:table-cell>
          <table:table-cell office:value-type="float" office:value="79376" calcext:value-type="float">
            <text:p>79376</text:p>
          </table:table-cell>
          <table:table-cell office:value-type="float" office:value="5454.608" calcext:value-type="float">
            <text:p>5454.608</text:p>
          </table:table-cell>
          <table:table-cell/>
          <table:table-cell office:value-type="float" office:value="387640" calcext:value-type="float">
            <text:p>387640</text:p>
          </table:table-cell>
          <table:table-cell office:value-type="float" office:value="118867" calcext:value-type="float">
            <text:p>118867</text:p>
          </table:table-cell>
          <table:table-cell office:value-type="float" office:value="32535.084" calcext:value-type="float">
            <text:p>32535.08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56902" calcext:value-type="float">
            <text:p>556902</text:p>
          </table:table-cell>
          <table:table-cell office:value-type="float" office:value="268451" calcext:value-type="float">
            <text:p>268451</text:p>
          </table:table-cell>
          <table:table-cell office:value-type="float" office:value="15809.06" calcext:value-type="float">
            <text:p>15809.06</text:p>
          </table:table-cell>
          <table:table-cell/>
          <table:table-cell office:value-type="float" office:value="300993" calcext:value-type="float">
            <text:p>300993</text:p>
          </table:table-cell>
          <table:table-cell office:value-type="float" office:value="260994" calcext:value-type="float">
            <text:p>260994</text:p>
          </table:table-cell>
          <table:table-cell office:value-type="float" office:value="9336.538" calcext:value-type="float">
            <text:p>9336.538</text:p>
          </table:table-cell>
          <table:table-cell/>
          <table:table-cell office:value-type="float" office:value="368160" calcext:value-type="float">
            <text:p>368160</text:p>
          </table:table-cell>
          <table:table-cell office:value-type="float" office:value="172693" calcext:value-type="float">
            <text:p>172693</text:p>
          </table:table-cell>
          <table:table-cell office:value-type="float" office:value="19278.078" calcext:value-type="float">
            <text:p>19278.078</text:p>
          </table:table-cell>
          <table:table-cell/>
          <table:table-cell office:value-type="float" office:value="834819" calcext:value-type="float">
            <text:p>834819</text:p>
          </table:table-cell>
          <table:table-cell office:value-type="float" office:value="257376" calcext:value-type="float">
            <text:p>257376</text:p>
          </table:table-cell>
          <table:table-cell office:value-type="float" office:value="128594.336" calcext:value-type="float">
            <text:p>128594.336</text:p>
          </table:table-cell>
        </table:table-row>
      </table:table>
      <table:table table:name="Ascending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270" calcext:value-type="float">
            <text:p>270</text:p>
          </table:table-cell>
          <table:table-cell office:value-type="float" office:value="17.313" calcext:value-type="float">
            <text:p>17.313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53" calcext:value-type="float">
            <text:p>153</text:p>
          </table:table-cell>
          <table:table-cell office:value-type="float" office:value="12.437" calcext:value-type="float">
            <text:p>12.43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26" calcext:value-type="float">
            <text:p>126</text:p>
          </table:table-cell>
          <table:table-cell office:value-type="float" office:value="21.026" calcext:value-type="float">
            <text:p>21.02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.138" calcext:value-type="float">
            <text:p>10.1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208" calcext:value-type="float">
            <text:p>9208</text:p>
          </table:table-cell>
          <table:table-cell office:value-type="float" office:value="4354" calcext:value-type="float">
            <text:p>4354</text:p>
          </table:table-cell>
          <table:table-cell office:value-type="float" office:value="150.388" calcext:value-type="float">
            <text:p>150.388</text:p>
          </table:table-cell>
          <table:table-cell/>
          <table:table-cell office:value-type="float" office:value="3271" calcext:value-type="float">
            <text:p>3271</text:p>
          </table:table-cell>
          <table:table-cell office:value-type="float" office:value="2272" calcext:value-type="float">
            <text:p>2272</text:p>
          </table:table-cell>
          <table:table-cell office:value-type="float" office:value="126.35" calcext:value-type="float">
            <text:p>126.35</text:p>
          </table:table-cell>
          <table:table-cell/>
          <table:table-cell office:value-type="float" office:value="3925" calcext:value-type="float">
            <text:p>3925</text:p>
          </table:table-cell>
          <table:table-cell office:value-type="float" office:value="1986" calcext:value-type="float">
            <text:p>1986</text:p>
          </table:table-cell>
          <table:table-cell office:value-type="float" office:value="165.538" calcext:value-type="float">
            <text:p>165.538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98.026" calcext:value-type="float">
            <text:p>98.0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416" calcext:value-type="float">
            <text:p>20416</text:p>
          </table:table-cell>
          <table:table-cell office:value-type="float" office:value="9708" calcext:value-type="float">
            <text:p>9708</text:p>
          </table:table-cell>
          <table:table-cell office:value-type="float" office:value="3715.912" calcext:value-type="float">
            <text:p>3715.912</text:p>
          </table:table-cell>
          <table:table-cell/>
          <table:table-cell office:value-type="float" office:value="7043" calcext:value-type="float">
            <text:p>7043</text:p>
          </table:table-cell>
          <table:table-cell office:value-type="float" office:value="5044" calcext:value-type="float">
            <text:p>5044</text:p>
          </table:table-cell>
          <table:table-cell office:value-type="float" office:value="3202.435" calcext:value-type="float">
            <text:p>3202.435</text:p>
          </table:table-cell>
          <table:table-cell/>
          <table:table-cell office:value-type="float" office:value="8234" calcext:value-type="float">
            <text:p>8234</text:p>
          </table:table-cell>
          <table:table-cell office:value-type="float" office:value="4352" calcext:value-type="float">
            <text:p>4352</text:p>
          </table:table-cell>
          <table:table-cell office:value-type="float" office:value="4572.152" calcext:value-type="float">
            <text:p>4572.152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371.402" calcext:value-type="float">
            <text:p>371.4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4600" calcext:value-type="float">
            <text:p>44600</text:p>
          </table:table-cell>
          <table:table-cell office:value-type="float" office:value="21300" calcext:value-type="float">
            <text:p>21300</text:p>
          </table:table-cell>
          <table:table-cell office:value-type="float" office:value="720.74" calcext:value-type="float">
            <text:p>720.74</text:p>
          </table:table-cell>
          <table:table-cell/>
          <table:table-cell office:value-type="float" office:value="15087" calcext:value-type="float">
            <text:p>15087</text:p>
          </table:table-cell>
          <table:table-cell office:value-type="float" office:value="11088" calcext:value-type="float">
            <text:p>11088</text:p>
          </table:table-cell>
          <table:table-cell office:value-type="float" office:value="583.502" calcext:value-type="float">
            <text:p>583.502</text:p>
          </table:table-cell>
          <table:table-cell/>
          <table:table-cell office:value-type="float" office:value="18080" calcext:value-type="float">
            <text:p>18080</text:p>
          </table:table-cell>
          <table:table-cell office:value-type="float" office:value="9476" calcext:value-type="float">
            <text:p>9476</text:p>
          </table:table-cell>
          <table:table-cell office:value-type="float" office:value="3791.987" calcext:value-type="float">
            <text:p>3791.98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340.502" calcext:value-type="float">
            <text:p>340.50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6864" calcext:value-type="float">
            <text:p>126864</text:p>
          </table:table-cell>
          <table:table-cell office:value-type="float" office:value="60932" calcext:value-type="float">
            <text:p>60932</text:p>
          </table:table-cell>
          <table:table-cell office:value-type="float" office:value="1722.18" calcext:value-type="float">
            <text:p>1722.18</text:p>
          </table:table-cell>
          <table:table-cell/>
          <table:table-cell office:value-type="float" office:value="42003" calcext:value-type="float">
            <text:p>42003</text:p>
          </table:table-cell>
          <table:table-cell office:value-type="float" office:value="32004" calcext:value-type="float">
            <text:p>32004</text:p>
          </table:table-cell>
          <table:table-cell office:value-type="float" office:value="1373.254" calcext:value-type="float">
            <text:p>1373.254</text:p>
          </table:table-cell>
          <table:table-cell/>
          <table:table-cell office:value-type="float" office:value="49609" calcext:value-type="float">
            <text:p>49609</text:p>
          </table:table-cell>
          <table:table-cell office:value-type="float" office:value="26562" calcext:value-type="float">
            <text:p>26562</text:p>
          </table:table-cell>
          <table:table-cell office:value-type="float" office:value="1664.706" calcext:value-type="float">
            <text:p>1664.706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" calcext:value-type="float">
            <text:p>0</text:p>
          </table:table-cell>
          <table:table-cell office:value-type="float" office:value="918.103" calcext:value-type="float">
            <text:p>918.10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73912" calcext:value-type="float">
            <text:p>273912</text:p>
          </table:table-cell>
          <table:table-cell office:value-type="float" office:value="131956" calcext:value-type="float">
            <text:p>131956</text:p>
          </table:table-cell>
          <table:table-cell office:value-type="float" office:value="4179.176" calcext:value-type="float">
            <text:p>4179.176</text:p>
          </table:table-cell>
          <table:table-cell/>
          <table:table-cell office:value-type="float" office:value="89007" calcext:value-type="float">
            <text:p>89007</text:p>
          </table:table-cell>
          <table:table-cell office:value-type="float" office:value="69008" calcext:value-type="float">
            <text:p>69008</text:p>
          </table:table-cell>
          <table:table-cell office:value-type="float" office:value="2925.521" calcext:value-type="float">
            <text:p>2925.521</text:p>
          </table:table-cell>
          <table:table-cell/>
          <table:table-cell office:value-type="float" office:value="102282" calcext:value-type="float">
            <text:p>102282</text:p>
          </table:table-cell>
          <table:table-cell office:value-type="float" office:value="56989" calcext:value-type="float">
            <text:p>56989</text:p>
          </table:table-cell>
          <table:table-cell office:value-type="float" office:value="3266.447" calcext:value-type="float">
            <text:p>3266.447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float" office:value="0" calcext:value-type="float">
            <text:p>0</text:p>
          </table:table-cell>
          <table:table-cell office:value-type="float" office:value="1307.154" calcext:value-type="float">
            <text:p>1307.15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85756" calcext:value-type="float">
            <text:p>585756</text:p>
          </table:table-cell>
          <table:table-cell office:value-type="float" office:value="282878" calcext:value-type="float">
            <text:p>282878</text:p>
          </table:table-cell>
          <table:table-cell office:value-type="float" office:value="15608.75" calcext:value-type="float">
            <text:p>15608.75</text:p>
          </table:table-cell>
          <table:table-cell/>
          <table:table-cell office:value-type="float" office:value="188015" calcext:value-type="float">
            <text:p>188015</text:p>
          </table:table-cell>
          <table:table-cell office:value-type="float" office:value="148016" calcext:value-type="float">
            <text:p>148016</text:p>
          </table:table-cell>
          <table:table-cell office:value-type="float" office:value="7524.511" calcext:value-type="float">
            <text:p>7524.511</text:p>
          </table:table-cell>
          <table:table-cell/>
          <table:table-cell office:value-type="float" office:value="222779" calcext:value-type="float">
            <text:p>222779</text:p>
          </table:table-cell>
          <table:table-cell office:value-type="float" office:value="123652" calcext:value-type="float">
            <text:p>123652</text:p>
          </table:table-cell>
          <table:table-cell office:value-type="float" office:value="16035.239" calcext:value-type="float">
            <text:p>16035.239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0" calcext:value-type="float">
            <text:p>0</text:p>
          </table:table-cell>
          <table:table-cell office:value-type="float" office:value="2719.884" calcext:value-type="float">
            <text:p>2719.884</text:p>
          </table:table-cell>
        </table:table-row>
      </table:table>
      <table:table table:name="Reverse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4" calcext:value-type="float">
            <text:p>464</text:p>
          </table:table-cell>
          <table:table-cell office:value-type="float" office:value="207" calcext:value-type="float">
            <text:p>207</text:p>
          </table:table-cell>
          <table:table-cell office:value-type="float" office:value="16.825" calcext:value-type="float">
            <text:p>16.825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33" calcext:value-type="float">
            <text:p>133</text:p>
          </table:table-cell>
          <table:table-cell office:value-type="float" office:value="12.725" calcext:value-type="float">
            <text:p>12.725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33" calcext:value-type="float">
            <text:p>133</text:p>
          </table:table-cell>
          <table:table-cell office:value-type="float" office:value="20.412" calcext:value-type="float">
            <text:p>20.412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33" calcext:value-type="float">
            <text:p>133</text:p>
          </table:table-cell>
          <table:table-cell office:value-type="float" office:value="110.05" calcext:value-type="float">
            <text:p>110.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852" calcext:value-type="float">
            <text:p>7852</text:p>
          </table:table-cell>
          <table:table-cell office:value-type="float" office:value="3676" calcext:value-type="float">
            <text:p>3676</text:p>
          </table:table-cell>
          <table:table-cell office:value-type="float" office:value="145.875" calcext:value-type="float">
            <text:p>145.875</text:p>
          </table:table-cell>
          <table:table-cell/>
          <table:table-cell office:value-type="float" office:value="3215" calcext:value-type="float">
            <text:p>3215</text:p>
          </table:table-cell>
          <table:table-cell office:value-type="float" office:value="2216" calcext:value-type="float">
            <text:p>2216</text:p>
          </table:table-cell>
          <table:table-cell office:value-type="float" office:value="119.013" calcext:value-type="float">
            <text:p>119.013</text:p>
          </table:table-cell>
          <table:table-cell/>
          <table:table-cell office:value-type="float" office:value="3927" calcext:value-type="float">
            <text:p>3927</text:p>
          </table:table-cell>
          <table:table-cell office:value-type="float" office:value="2021" calcext:value-type="float">
            <text:p>2021</text:p>
          </table:table-cell>
          <table:table-cell office:value-type="float" office:value="163.226" calcext:value-type="float">
            <text:p>163.226</text:p>
          </table:table-cell>
          <table:table-cell/>
          <table:table-cell office:value-type="float" office:value="10426" calcext:value-type="float">
            <text:p>10426</text:p>
          </table:table-cell>
          <table:table-cell office:value-type="float" office:value="2216" calcext:value-type="float">
            <text:p>2216</text:p>
          </table:table-cell>
          <table:table-cell office:value-type="float" office:value="1519.117" calcext:value-type="float">
            <text:p>1519.1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632" calcext:value-type="float">
            <text:p>17632</text:p>
          </table:table-cell>
          <table:table-cell office:value-type="float" office:value="8316" calcext:value-type="float">
            <text:p>8316</text:p>
          </table:table-cell>
          <table:table-cell office:value-type="float" office:value="3800.611" calcext:value-type="float">
            <text:p>3800.611</text:p>
          </table:table-cell>
          <table:table-cell/>
          <table:table-cell office:value-type="float" office:value="6931" calcext:value-type="float">
            <text:p>6931</text:p>
          </table:table-cell>
          <table:table-cell office:value-type="float" office:value="4932" calcext:value-type="float">
            <text:p>4932</text:p>
          </table:table-cell>
          <table:table-cell office:value-type="float" office:value="3167.672" calcext:value-type="float">
            <text:p>3167.672</text:p>
          </table:table-cell>
          <table:table-cell/>
          <table:table-cell office:value-type="float" office:value="8355" calcext:value-type="float">
            <text:p>8355</text:p>
          </table:table-cell>
          <table:table-cell office:value-type="float" office:value="4436" calcext:value-type="float">
            <text:p>4436</text:p>
          </table:table-cell>
          <table:table-cell office:value-type="float" office:value="4730.214" calcext:value-type="float">
            <text:p>4730.214</text:p>
          </table:table-cell>
          <table:table-cell/>
          <table:table-cell office:value-type="float" office:value="22857" calcext:value-type="float">
            <text:p>22857</text:p>
          </table:table-cell>
          <table:table-cell office:value-type="float" office:value="4932" calcext:value-type="float">
            <text:p>4932</text:p>
          </table:table-cell>
          <table:table-cell office:value-type="float" office:value="4917.739" calcext:value-type="float">
            <text:p>4917.7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416" calcext:value-type="float">
            <text:p>39416</text:p>
          </table:table-cell>
          <table:table-cell office:value-type="float" office:value="18708" calcext:value-type="float">
            <text:p>18708</text:p>
          </table:table-cell>
          <table:table-cell office:value-type="float" office:value="705.314" calcext:value-type="float">
            <text:p>705.314</text:p>
          </table:table-cell>
          <table:table-cell/>
          <table:table-cell office:value-type="float" office:value="14863" calcext:value-type="float">
            <text:p>14863</text:p>
          </table:table-cell>
          <table:table-cell office:value-type="float" office:value="10864" calcext:value-type="float">
            <text:p>10864</text:p>
          </table:table-cell>
          <table:table-cell office:value-type="float" office:value="577.451" calcext:value-type="float">
            <text:p>577.451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9848" calcext:value-type="float">
            <text:p>9848</text:p>
          </table:table-cell>
          <table:table-cell office:value-type="float" office:value="4018.487" calcext:value-type="float">
            <text:p>4018.487</text:p>
          </table:table-cell>
          <table:table-cell/>
          <table:table-cell office:value-type="float" office:value="49720" calcext:value-type="float">
            <text:p>49720</text:p>
          </table:table-cell>
          <table:table-cell office:value-type="float" office:value="10864" calcext:value-type="float">
            <text:p>10864</text:p>
          </table:table-cell>
          <table:table-cell office:value-type="float" office:value="13748.49" calcext:value-type="float">
            <text:p>13748.4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1872" calcext:value-type="float">
            <text:p>111872</text:p>
          </table:table-cell>
          <table:table-cell office:value-type="float" office:value="53436" calcext:value-type="float">
            <text:p>53436</text:p>
          </table:table-cell>
          <table:table-cell office:value-type="float" office:value="1713.692" calcext:value-type="float">
            <text:p>1713.692</text:p>
          </table:table-cell>
          <table:table-cell/>
          <table:table-cell office:value-type="float" office:value="39803" calcext:value-type="float">
            <text:p>39803</text:p>
          </table:table-cell>
          <table:table-cell office:value-type="float" office:value="29804" calcext:value-type="float">
            <text:p>29804</text:p>
          </table:table-cell>
          <table:table-cell office:value-type="float" office:value="1470.617" calcext:value-type="float">
            <text:p>1470.617</text:p>
          </table:table-cell>
          <table:table-cell/>
          <table:table-cell office:value-type="float" office:value="50315" calcext:value-type="float">
            <text:p>50315</text:p>
          </table:table-cell>
          <table:table-cell office:value-type="float" office:value="27345" calcext:value-type="float">
            <text:p>27345</text:p>
          </table:table-cell>
          <table:table-cell office:value-type="float" office:value="1650.18" calcext:value-type="float">
            <text:p>1650.18</text:p>
          </table:table-cell>
          <table:table-cell/>
          <table:table-cell office:value-type="float" office:value="139606" calcext:value-type="float">
            <text:p>139606</text:p>
          </table:table-cell>
          <table:table-cell office:value-type="float" office:value="29804" calcext:value-type="float">
            <text:p>29804</text:p>
          </table:table-cell>
          <table:table-cell office:value-type="float" office:value="18198.328" calcext:value-type="float">
            <text:p>18198.3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3392" calcext:value-type="float">
            <text:p>243392</text:p>
          </table:table-cell>
          <table:table-cell office:value-type="float" office:value="116696" calcext:value-type="float">
            <text:p>116696</text:p>
          </table:table-cell>
          <table:table-cell office:value-type="float" office:value="3900.961" calcext:value-type="float">
            <text:p>3900.961</text:p>
          </table:table-cell>
          <table:table-cell/>
          <table:table-cell office:value-type="float" office:value="84607" calcext:value-type="float">
            <text:p>84607</text:p>
          </table:table-cell>
          <table:table-cell office:value-type="float" office:value="64608" calcext:value-type="float">
            <text:p>64608</text:p>
          </table:table-cell>
          <table:table-cell office:value-type="float" office:value="2936.033" calcext:value-type="float">
            <text:p>2936.033</text:p>
          </table:table-cell>
          <table:table-cell/>
          <table:table-cell office:value-type="float" office:value="104991" calcext:value-type="float">
            <text:p>104991</text:p>
          </table:table-cell>
          <table:table-cell office:value-type="float" office:value="58383" calcext:value-type="float">
            <text:p>58383</text:p>
          </table:table-cell>
          <table:table-cell office:value-type="float" office:value="3359.547" calcext:value-type="float">
            <text:p>3359.547</text:p>
          </table:table-cell>
          <table:table-cell/>
          <table:table-cell office:value-type="float" office:value="299213" calcext:value-type="float">
            <text:p>299213</text:p>
          </table:table-cell>
          <table:table-cell office:value-type="float" office:value="64608" calcext:value-type="float">
            <text:p>64608</text:p>
          </table:table-cell>
          <table:table-cell office:value-type="float" office:value="40027.645" calcext:value-type="float">
            <text:p>40027.64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28668" calcext:value-type="float">
            <text:p>528668</text:p>
          </table:table-cell>
          <table:table-cell office:value-type="float" office:value="254334" calcext:value-type="float">
            <text:p>254334</text:p>
          </table:table-cell>
          <table:table-cell office:value-type="float" office:value="7315.659" calcext:value-type="float">
            <text:p>7315.659</text:p>
          </table:table-cell>
          <table:table-cell/>
          <table:table-cell office:value-type="float" office:value="179215" calcext:value-type="float">
            <text:p>179215</text:p>
          </table:table-cell>
          <table:table-cell office:value-type="float" office:value="139216" calcext:value-type="float">
            <text:p>139216</text:p>
          </table:table-cell>
          <table:table-cell office:value-type="float" office:value="13057.489" calcext:value-type="float">
            <text:p>13057.489</text:p>
          </table:table-cell>
          <table:table-cell/>
          <table:table-cell office:value-type="float" office:value="224097" calcext:value-type="float">
            <text:p>224097</text:p>
          </table:table-cell>
          <table:table-cell office:value-type="float" office:value="125951" calcext:value-type="float">
            <text:p>125951</text:p>
          </table:table-cell>
          <table:table-cell office:value-type="float" office:value="7282.896" calcext:value-type="float">
            <text:p>7282.896</text:p>
          </table:table-cell>
          <table:table-cell/>
          <table:table-cell office:value-type="float" office:value="638428" calcext:value-type="float">
            <text:p>638428</text:p>
          </table:table-cell>
          <table:table-cell office:value-type="float" office:value="139216" calcext:value-type="float">
            <text:p>139216</text:p>
          </table:table-cell>
          <table:table-cell office:value-type="float" office:value="109791.008" calcext:value-type="float">
            <text:p>109791.008</text:p>
          </table:table-cell>
        </table:table-row>
      </table:table>
      <table:table table:name="Duplicate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5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6T20:23:16.000659473</meta:creation-date>
    <dc:date>2021-04-26T21:33:59.873060752</dc:date>
    <meta:editing-duration>PT25M15S</meta:editing-duration>
    <meta:editing-cycles>4</meta:editing-cycles>
    <meta:generator>LibreOffice/7.0.4.2$Linux_X86_64 LibreOffice_project/00$Build-2</meta:generator>
    <meta:document-statistic meta:table-count="4" meta:cell-count="348" meta:object-count="0"/>
  </office:meta>
</office:document-meta>
</file>